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3.3555in"/>
    </style:style>
    <style:style style:name="co3" style:family="table-column">
      <style:table-column-properties fo:break-before="auto" style:column-width="1.4583in"/>
    </style:style>
    <style:style style:name="co4" style:family="table-column">
      <style:table-column-properties fo:break-before="auto" style:column-width="1.25in"/>
    </style:style>
    <style:style style:name="co5" style:family="table-column">
      <style:table-column-properties fo:break-before="auto" style:column-width="3.0937in"/>
    </style:style>
    <style:style style:name="co6" style:family="table-column">
      <style:table-column-properties fo:break-before="auto" style:column-width="1.6508in"/>
    </style:style>
    <style:style style:name="co7" style:family="table-column">
      <style:table-column-properties fo:break-before="auto" style:column-width="1.7811in"/>
    </style:style>
    <style:style style:name="co8" style:family="table-column">
      <style:table-column-properties fo:break-before="auto" style:column-width="0.889in"/>
    </style:style>
    <style:style style:name="co9" style:family="table-column">
      <style:table-column-properties fo:break-before="auto" style:column-width="1.3957in"/>
    </style:style>
    <style:style style:name="co10" style:family="table-column">
      <style:table-column-properties fo:break-before="auto" style:column-width="3.5835in"/>
    </style:style>
    <style:style style:name="co11" style:family="table-column">
      <style:table-column-properties fo:break-before="auto" style:column-width="1.8752in"/>
    </style:style>
    <style:style style:name="co12" style:family="table-column">
      <style:table-column-properties fo:break-before="auto" style:column-width="2.6252in"/>
    </style:style>
    <style:style style:name="co13" style:family="table-column">
      <style:table-column-properties fo:break-before="auto" style:column-width="1.9898in"/>
    </style:style>
    <style:style style:name="co14" style:family="table-column">
      <style:table-column-properties fo:break-before="auto" style:column-width="2.1457in"/>
    </style:style>
    <style:style style:name="co15" style:family="table-column">
      <style:table-column-properties fo:break-before="auto" style:column-width="2.8437in"/>
    </style:style>
    <style:style style:name="co16" style:family="table-column">
      <style:table-column-properties fo:break-before="auto" style:column-width="2.8646in"/>
    </style:style>
    <style:style style:name="ro1" style:family="table-row">
      <style:table-row-properties style:row-height="0.1799in" fo:break-before="auto" style:use-optimal-row-height="false"/>
    </style:style>
    <style:style style:name="ro2" style:family="table-row">
      <style:table-row-properties style:row-height="0.178in" fo:break-before="auto" style:use-optimal-row-height="false"/>
    </style:style>
    <style:style style:name="ro3" style:family="table-row">
      <style:table-row-properties style:row-height="0.1772in" fo:break-before="auto" style:use-optimal-row-height="true"/>
    </style:style>
    <style:style style:name="ro4" style:family="table-row">
      <style:table-row-properties style:row-height="5.6874in" fo:break-before="auto" style:use-optimal-row-height="true"/>
    </style:style>
    <style:style style:name="ro5" style:family="table-row">
      <style:table-row-properties style:row-height="2.302in" fo:break-before="auto" style:use-optimal-row-height="true"/>
    </style:style>
    <style:style style:name="ro6" style:family="table-row">
      <style:table-row-properties style:row-height="1.7709in" fo:break-before="auto" style:use-optimal-row-height="true"/>
    </style:style>
    <style:style style:name="ro7" style:family="table-row">
      <style:table-row-properties style:row-height="1.5937in" fo:break-before="auto" style:use-optimal-row-height="true"/>
    </style:style>
    <style:style style:name="ro8" style:family="table-row">
      <style:table-row-properties style:row-height="2.8335in" fo:break-before="auto" style:use-optimal-row-height="true"/>
    </style:style>
    <style:style style:name="ro9" style:family="table-row">
      <style:table-row-properties style:row-height="1.948in" fo:break-before="auto" style:use-optimal-row-height="true"/>
    </style:style>
    <style:style style:name="ro10" style:family="table-row">
      <style:table-row-properties style:row-height="3.1874in" fo:break-before="auto" style:use-optimal-row-height="true"/>
    </style:style>
    <style:style style:name="ro11" style:family="table-row">
      <style:table-row-properties style:row-height="0.3543in" fo:break-before="auto" style:use-optimal-row-height="true"/>
    </style:style>
    <style:style style:name="ro12" style:family="table-row">
      <style:table-row-properties style:row-height="0.178in" fo:break-before="auto" style:use-optimal-row-height="true"/>
    </style:style>
    <style:style style:name="ro13" style:family="table-row">
      <style:table-row-properties style:row-height="0.5311in" fo:break-before="auto" style:use-optimal-row-height="true"/>
    </style:style>
    <style:style style:name="ta1" style:family="table" style:master-page-name="PageStyle_5f_Products">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Intro_5f_Questions">
      <style:table-properties table:display="true" style:writing-mode="lr-tb"/>
    </style:style>
    <style:style style:name="ta4" style:family="table" style:master-page-name="PageStyle_5f_Browse_20_functionality">
      <style:table-properties table:display="true" style:writing-mode="lr-tb"/>
    </style:style>
    <style:style style:name="ce1"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wrap-option="wrap" style:vertical-align="bottom"/>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style:vertical-align="bottom"/>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office:automatic-styles>
  <office:body>
    <office:spreadsheet>
      <table:table table:name="Product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2" table:default-cell-style-name="Default"/>
        <table:table-column table:style-name="co5" table:default-cell-style-name="Default"/>
        <table:table-column table:style-name="co4" table:number-columns-repeated="2" table:default-cell-style-name="Default"/>
        <table:table-column table:style-name="co6" table:default-cell-style-name="Default"/>
        <table:table-column table:style-name="co7" table:default-cell-style-name="Default"/>
        <table:table-column table:style-name="co4" table:number-columns-repeated="2" table:default-cell-style-name="Default"/>
        <table:table-column table:style-name="co5" table:default-cell-style-name="Default"/>
        <table:table-column table:style-name="co4" table:number-columns-repeated="239" table:default-cell-style-name="Default"/>
        <table:table-row table:style-name="ro1">
          <table:table-cell office:value-type="float" office:value="1">
            <text:p>1</text:p>
          </table:table-cell>
          <table:table-cell table:style-name="ce1" office:value-type="string">
            <text:p>3M™ Edge eg4</text:p>
          </table:table-cell>
          <table:table-cell table:style-name="ce1"/>
          <table:table-cell table:style-name="ce1" office:value-type="string">
            <text:p>Designed for exceptional ease of use. Personal noise measurement that doesn’t weigh you down — compact, 3-ounce unit comfortably clips to the shoulder.</text:p>
          </table:table-cell>
          <table:table-cell office:value-type="string">
            <text:p>&lt;h3&gt;Intuitive display with lockout ability&lt;/h3&gt;&lt;p&gt;Large, easy-to-read display provides crucial information at a glance, or can be set to inhibit display, to ensure settings and measurements can’t be tampered with.&lt;/p&gt;&lt;h3&gt;LED dose indicator&lt;/h3&gt;&lt;p&gt;LED indicator can be programmed to flash when dose level has been exceeded, helping safety managers easily identify employees who have reached their daily maximum noise dose exposure.&lt;/p&gt;&lt;h3&gt;Contoured for comfort&lt;/h3&gt;&lt;p&gt;Ergonomically designed shoulder mount provides comfort and ease of movement, even when workers are equipped with multiple monitors.&lt;/p&gt;</text:p>
          </table:table-cell>
          <table:table-cell table:style-name="ce1" office:value-type="string">
            <text:p>edge_phone</text:p>
          </table:table-cell>
          <table:table-cell table:style-name="ce1" office:value-type="string">
            <text:p>http://solutions.3m.com/wps/portal/3M/en_US/3M-PPE-Safety-Solutions/Personal-Protective-Equipment/Products/Product-Catalog/~/3M-Edge-4-Dosimeter-Kit-EG4-1kit-cs?N=4294595398+5011378&amp;&amp;Nr=AND%28hrcy_id%3AWJNGMZ723Kgs_L3J510D5N8_N2RL3FHWVK_GPD0K8BC31gv%29&amp;rt=d</text:p>
          </table:table-cell>
          <table:table-cell table:number-columns-repeated="246"/>
        </table:table-row>
        <table:table-row table:style-name="ro1">
          <table:table-cell office:value-type="float" office:value="2">
            <text:p>2</text:p>
          </table:table-cell>
          <table:table-cell table:style-name="ce1" office:value-type="string">
            <text:p>3M™ Edge eg5</text:p>
          </table:table-cell>
          <table:table-cell table:style-name="ce1"/>
          <table:table-cell table:style-name="ce1" office:value-type="string">
            <text:p>Designed for exceptional ease of use. Personal noise measurement that doesn’t weigh you down — compact, 3-ounce unit comfortably clips to the shoulder.</text:p>
          </table:table-cell>
          <table:table-cell office:value-type="string">
            <text:p>&lt;h3&gt;Intuitive display with lockout ability&lt;/h3&gt;&lt;p&gt;Large, easy-to-read display provides crucial information at a glance, or can be set to inhibit display, to ensure settings and measurements can’t be tampered with. &lt;/p&gt;&lt;h3&gt;Intrinsic safety approvals&lt;/h3&gt;&lt;p&gt;The Edge eg5 carries intrinsic safety approvals from MSHA, SIRA (ATEX), CSA (US and Canada) and Simtars (IECEx). Monitoring can be safely performed in potentially hazardous environments where devices must be certified.&lt;/p&gt;&lt;h3&gt;Three independent dosimeters&lt;/h3&gt;&lt;p&gt;The Edge eg5 enables simultaneous measurement against as many as three industry standards, saving time and cost by reducing the need for multiple instruments.&lt;/p&gt;</text:p>
          </table:table-cell>
          <table:table-cell table:style-name="ce1" office:value-type="string">
            <text:p>edge_phone</text:p>
          </table:table-cell>
          <table:table-cell table:style-name="ce1" office:value-type="string">
            <text:p>http://solutions.3m.com/wps/portal/3M/en_US/3M-PPE-Safety-Solutions/Personal-Protective-Equipment/Products/Product-Catalog/~/3M-Edge-5-Dosimeter-Kit-EG5-1-kit-cs?N=4294595400+5011378&amp;&amp;Nr=AND%28hrcy_id%3A2KVN6D21R2gs_FLLBNQBPMX_N2RL3FHWVK_GPD0K8BC31gv%29&amp;rt=d</text:p>
          </table:table-cell>
          <table:table-cell table:number-columns-repeated="246"/>
        </table:table-row>
        <table:table-row table:style-name="ro1">
          <table:table-cell office:value-type="float" office:value="3">
            <text:p>3</text:p>
          </table:table-cell>
          <table:table-cell table:style-name="ce1" office:value-type="string">
            <text:p>3M™ NoisePro™ Dosimeter</text:p>
          </table:table-cell>
          <table:table-cell table:style-name="ce1"/>
          <table:table-cell table:style-name="ce1" office:value-type="string">
            <text:p>Tough enough for the job. Built with a sturdy IP-65 aluminum case for rugged and reliable noise measurement.</text:p>
          </table:table-cell>
          <table:table-cell office:value-type="string">
            <text:p>&lt;h3&gt;Efficient&lt;/h3&gt;&lt;p&gt;Only one instrument needed to measure two independent dosimeter readings — LCD display offers quick assessment at a glance.&lt;/p&gt;&lt;h3&gt;Versatile&lt;/h3&gt;&lt;p&gt;Optional boom microphone allows conversion to sound level meter for area sampling.&lt;/p&gt;&lt;h3&gt;Reliable&lt;/h3&gt;&lt;p&gt;Meets UL, cUL, MSHA, Ex and ATEX intrinsic safety standards.&lt;/p&gt;</text:p>
          </table:table-cell>
          <table:table-cell table:style-name="ce1" office:value-type="string">
            <text:p>NoisePro_phone</text:p>
          </table:table-cell>
          <table:table-cell table:style-name="ce1" office:value-type="string">
            <text:p>http://solutions.3m.com/wps/portal/3M/en_US/3M-PPE-Safety-Solutions/Personal-Protective-Equipment/Products/Product-Catalog/~/3M-NoisePro-Dosimeter-Kit-NP-1-kit-cs?N=4294602892+5011378&amp;&amp;Nr=AND%28hrcy_id%3AMH2SKLP8XDgs_6M69FLGX7S_N2RL3FHWVK_GPD0K8BC31gv%29&amp;rt=d</text:p>
          </table:table-cell>
          <table:table-cell table:number-columns-repeated="246"/>
        </table:table-row>
        <table:table-row table:style-name="ro1">
          <table:table-cell office:value-type="float" office:value="4">
            <text:p>4</text:p>
          </table:table-cell>
          <table:table-cell table:style-name="ce1" office:value-type="string">
            <text:p>3M™ NoisePro™ Dosimeter DL</text:p>
          </table:table-cell>
          <table:table-cell table:style-name="ce1"/>
          <table:table-cell table:style-name="ce1" office:value-type="string">
            <text:p>Tough enough for the job. Built with a sturdy IP-65 aluminum case for rugged and reliable noise measurement.</text:p>
          </table:table-cell>
          <table:table-cell office:value-type="string">
            <text:p>&lt;h3&gt;Efficient&lt;/h3&gt;&lt;p&gt;Only one instrument needed to measure two independent dosimeter readings — LCD display offers quick assessment at a glance.&lt;/p&gt;&lt;h3&gt;Reliable&lt;/h3&gt;&lt;p&gt;Meets UL, cUL, MSHA, Ex and ATEX intrinsic safety standards.&lt;/p&gt;&lt;h3&gt;Flexible&lt;/h3&gt;&lt;p&gt;Data logging stores time history with average and maximum readings (LAVG/LEQ, SlowMax, FastMax), so data collected can be downloaded into 3M Detection Management Software DMS for further analysis and compliance reporting.&lt;/p&gt;</text:p>
          </table:table-cell>
          <table:table-cell table:style-name="ce1" office:value-type="string">
            <text:p>NoisePro_phone</text:p>
          </table:table-cell>
          <table:table-cell table:style-name="ce1" office:value-type="string">
            <text:p>http://solutions.3m.com/wps/portal/3M/en_US/3M-PPE-Safety-Solutions/Personal-Protective-Equipment/Products/Product-Catalog/~/3M-NoisePro-Dosimeter-Kit-NP-DL-1-kit-cs?N=4294602921+5011378&amp;&amp;Nr=AND%28hrcy_id%3AJ2JLXSVZL0gs_0XGW2KCD2G_N2RL3FHWVK_GPD0K8BC31gv%29&amp;rt=d</text:p>
          </table:table-cell>
          <table:table-cell table:number-columns-repeated="246"/>
        </table:table-row>
        <table:table-row table:style-name="ro1">
          <table:table-cell office:value-type="float" office:value="5">
            <text:p>5</text:p>
          </table:table-cell>
          <table:table-cell table:style-name="ce1" office:value-type="string">
            <text:p>3M™ NoisePro™ Dosimeter DLX</text:p>
          </table:table-cell>
          <table:table-cell table:style-name="ce1"/>
          <table:table-cell table:style-name="ce1" office:value-type="string">
            <text:p>Tough enough for the job. Built with a sturdy IP-65 aluminum case for rugged and reliable noise measurement.</text:p>
          </table:table-cell>
          <table:table-cell office:value-type="string">
            <text:p>&lt;h3&gt;Efficient&lt;/h3&gt;&lt;p&gt;Only one instrument needed to measure four independent dosimeter readings — LCD display offers quick assessment at a glance.&lt;/p&gt;&lt;h3&gt;Reliable&lt;/h3&gt;&lt;p&gt;Meets UL, cUL, MSHA, Ex and ATEX intrinsic safety standards.&lt;/p&gt;&lt;h3&gt;Flexible&lt;/h3&gt;&lt;p&gt;Data logging stores time history with average and maximum readings (LAVG/LEQ, SlowMax, FastMax), so data collected can be downloaded into 3M Detection Management Software DMS for further analysis and compliance reporting.&lt;/p&gt;</text:p>
          </table:table-cell>
          <table:table-cell table:style-name="ce1" office:value-type="string">
            <text:p>NoisePro_phone</text:p>
          </table:table-cell>
          <table:table-cell table:style-name="ce1" office:value-type="string">
            <text:p>http://solutions.3m.com/wps/portal/3M/en_US/3M-PPE-Safety-Solutions/Personal-Protective-Equipment/Products/Product-Catalog/~/3M-NoisePro-Dosimeter-Kit-NP-DLX-1-kit-cs?N=4294602890+5011378&amp;&amp;Nr=AND%28hrcy_id%3A6ZJMS83JHHgs_7CZ78WCPBH_N2RL3FHWVK_GPD0K8BC31gv%29&amp;rt=d</text:p>
          </table:table-cell>
          <table:table-cell table:number-columns-repeated="246"/>
        </table:table-row>
        <table:table-row table:style-name="ro1">
          <table:table-cell office:value-type="float" office:value="6">
            <text:p>6</text:p>
          </table:table-cell>
          <table:table-cell table:style-name="ce1" office:value-type="string">
            <text:p>3M™ NoisePro™ Dosimeter DLX-1</text:p>
          </table:table-cell>
          <table:table-cell table:style-name="ce1"/>
          <table:table-cell table:style-name="ce1" office:value-type="string">
            <text:p>Tough enough for the job. Built with a sturdy IP-65 aluminum case for rugged and reliable noise measurement.</text:p>
          </table:table-cell>
          <table:table-cell office:value-type="string">
            <text:p>&lt;h3&gt;Efficient&lt;/h3&gt;&lt;p&gt;Four dosimeters in one — only one instrument needed to measure up to four independent dosimeter readings.&lt;/p&gt;&lt;h3&gt;Reliable&lt;/h3&gt;&lt;p&gt;Meets UL, cUL, MSHA, Ex and ATEX intrinsic safety standards.&lt;/p&gt;&lt;h3&gt;Flexible&lt;/h3&gt;&lt;p&gt;Data logging stores time history with average and maximum readings (LAVG/LEQ, SlowMax, FastMax), so data collected can be downloaded into 3M Detection Management Software DMS for further analysis and compliance reporting.&lt;/p&gt;</text:p>
          </table:table-cell>
          <table:table-cell table:style-name="ce1" office:value-type="string">
            <text:p>NoisePro_phone</text:p>
          </table:table-cell>
          <table:table-cell table:style-name="ce1" office:value-type="string">
            <text:p>http://solutions.3m.com/wps/portal/3M/en_US/3M-PPE-Safety-Solutions/Personal-Protective-Equipment/Products/Product-Catalog/~/3M-NoisePro-Dosimeter-Kit-NP-DLX-1-1-kit-cs?N=4294602957+5011378&amp;&amp;Nr=AND%28hrcy_id%3A21GTH3P867gs_Q579NZ2K4Q_N2RL3FHWVK_GPD0K8BC31gv%29&amp;rt=d</text:p>
          </table:table-cell>
          <table:table-cell table:number-columns-repeated="246"/>
        </table:table-row>
        <table:table-row table:style-name="ro1">
          <table:table-cell office:value-type="float" office:value="7">
            <text:p>7</text:p>
          </table:table-cell>
          <table:table-cell table:style-name="ce1" office:value-type="string">
            <text:p>3M™ Sound Detector SD-200</text:p>
          </table:table-cell>
          <table:table-cell table:style-name="ce1"/>
          <table:table-cell table:style-name="ce1" office:value-type="string">
            <text:p>A value-driven sound detection solution.</text:p>
          </table:table-cell>
          <table:table-cell office:value-type="string">
            <text:p>&lt;h3&gt;User friendly&lt;/h3&gt;&lt;p&gt;Simple four-button navigation to perform all functions and comes ready to take measurements; no configuration necessary. &lt;/p&gt;&lt;h3&gt;Smart&lt;/h3&gt;&lt;p&gt;Integrating feature computes the average soundpressure level (LEQ/LAVG), for easier interpretation.&lt;/p&gt;&lt;h3&gt;Industry compliant&lt;/h3&gt;&lt;p&gt;Consistent performance with accurate readings and meets applicable ANSI and IEC Class 2 standards.&lt;/p&gt;</text:p>
          </table:table-cell>
          <table:table-cell table:style-name="ce1" office:value-type="string">
            <text:p>SoundDetector_phone</text:p>
          </table:table-cell>
          <table:table-cell table:style-name="ce1" office:value-type="string">
            <text:p>http://solutions.3m.com/wps/portal/3M/en_US/3M-PPE-Safety-Solutions/Personal-Protective-Equipment/Products/Product-Catalog/~/3M-Sound-Detector-SD-200-Kit-USB-Cable-Windscreen-1-Kit-Case?N=4294695233+5011378&amp;Nr=AND(hrcy_id%3AFBK4BV6W8Zgs_06TK0MB247_N2RL3FHWVK_GPD0K8BC31gv)&amp;rt=d</text:p>
          </table:table-cell>
          <table:table-cell table:number-columns-repeated="246"/>
        </table:table-row>
        <table:table-row table:style-name="ro1">
          <table:table-cell office:value-type="float" office:value="8">
            <text:p>8</text:p>
          </table:table-cell>
          <table:table-cell table:style-name="ce1" office:value-type="string">
            <text:p>3M™ Sound Examiner SE-402</text:p>
          </table:table-cell>
          <table:table-cell table:style-name="ce1"/>
          <table:table-cell table:style-name="ce1" office:value-type="string">
            <text:p>Consistent noise level measurement for highly variable environments.</text:p>
          </table:table-cell>
          <table:table-cell office:value-type="string">
            <text:p>&lt;h3&gt;User friendly&lt;/h3&gt;&lt;p&gt;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lt;/p&gt;&lt;h3&gt;Versatile&lt;/h3&gt;&lt;p&gt;Printing capability with optional digital printer provides hard copy documentation in the field.&lt;/p&gt;&lt;h3&gt;Accurate&lt;/h3&gt;&lt;p&gt;Meets IEC61672-1 (2002) and ANSI S1.43-1997 (R2007) standards, so you can be confident that data collected is accurate.&lt;/p&gt;</text:p>
          </table:table-cell>
          <table:table-cell table:style-name="ce1" office:value-type="string">
            <text:p>SE-400_402_phone</text:p>
          </table:table-cell>
          <table:table-cell table:style-name="ce1" office:value-type="string">
            <text:p>http://solutions.3m.com/wps/portal/3M/en_US/3M-PPE-Safety-Solutions/Personal-Protective-Equipment/Products/Product-Catalog/%7E/All-3M-Products/Industry-and-Professionals/PPE-Safety-Solutions/Detection-Solutions?Ntt=SE-402&amp;rt=s&amp;lps=true&amp;x=0&amp;y=0</text:p>
          </table:table-cell>
          <table:table-cell table:number-columns-repeated="246"/>
        </table:table-row>
        <table:table-row table:style-name="ro1">
          <table:table-cell office:value-type="float" office:value="9">
            <text:p>9</text:p>
          </table:table-cell>
          <table:table-cell table:style-name="ce1" office:value-type="string">
            <text:p>3M™ Sound Examiner SE-402-R</text:p>
          </table:table-cell>
          <table:table-cell table:style-name="ce1"/>
          <table:table-cell table:style-name="ce1" office:value-type="string">
            <text:p>Consistent noise level measurement for highly variable environments.</text:p>
          </table:table-cell>
          <table:table-cell office:value-type="string">
            <text:p>&lt;h3&gt;User friendly&lt;/h3&gt;&lt;p&gt;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lt;/p&gt;&lt;h3&gt;Versatile&lt;/h3&gt;&lt;p&gt;Printing capability with optional digital printer provides hard copy documentation in the field.&lt;/p&gt;&lt;h3&gt;Accurate&lt;/h3&gt;&lt;p&gt;Meets IEC61672-1 (2002) and ANSI S1.43-1997 (R2007) standards, so you can be confident that data collected is accurate.&lt;/p&gt;&lt;h3&gt;Adaptable&lt;/h3&gt;&lt;p&gt;Preamp can be easily removed to enable interference-free monitoring, especially for remote use in potentially hazardous areas.&lt;/p&gt;</text:p>
          </table:table-cell>
          <table:table-cell table:style-name="ce1" office:value-type="string">
            <text:p>SE-401_402R_phone</text:p>
          </table:table-cell>
          <table:table-cell table:style-name="ce1" office:value-type="string">
            <text:p>http://solutions.3m.com/wps/portal/3M/en_US/3M-PPE-Safety-Solutions/Personal-Protective-Equipment/Products/Product-Catalog/~/3M-Sound-Examiner-Kit-SE-402-R-Type-2-Microphone-1-kit-case?N=4294420829+5011378&amp;&amp;Nr=AND%28hrcy_id%3AKCNXNT8WP0gs_F11HJJWVQF_N2RL3FHWVK_GPD0K8BC31gv%29&amp;rt=d</text:p>
          </table:table-cell>
          <table:table-cell table:number-columns-repeated="246"/>
        </table:table-row>
        <table:table-row table:style-name="ro1">
          <table:table-cell office:value-type="float" office:value="10">
            <text:p>10</text:p>
          </table:table-cell>
          <table:table-cell table:style-name="ce1" office:value-type="string">
            <text:p>3M™ Sound Examiner SE-401 IS</text:p>
          </table:table-cell>
          <table:table-cell table:style-name="ce1"/>
          <table:table-cell table:style-name="ce1" office:value-type="string">
            <text:p>Consistent noise level measurementfor highly variable environments.</text:p>
          </table:table-cell>
          <table:table-cell office:value-type="string">
            <text:p>&lt;h3&gt;User friendly&lt;/h3&gt;&lt;p&gt;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lt;/p&gt;&lt;h3&gt;Intrinsically safe&lt;/h3&gt;&lt;p&gt;Intrinsic safety approvals from MSHA, SIRA (ATEX), CSA (US and Canada) and Simtars (IECEx). Monitoring can be safely performed in potentially hazardous environments where devices must be certified.&lt;/p&gt;&lt;h3&gt;Accurate&lt;/h3&gt;&lt;p&gt;Meets IEC61672-1 (2002) and ANSI S1.43-1997 (R2007) standards, so you can be confident that data collected is accurate.&lt;/p&gt;</text:p>
          </table:table-cell>
          <table:table-cell/>
          <table:table-cell table:style-name="ce2"/>
          <table:table-cell table:number-columns-repeated="246"/>
        </table:table-row>
        <table:table-row table:style-name="ro1">
          <table:table-cell office:value-type="float" office:value="11">
            <text:p>11</text:p>
          </table:table-cell>
          <table:table-cell table:style-name="ce1" office:value-type="string">
            <text:p>3M™ Sound Examiner SE-402 IS</text:p>
          </table:table-cell>
          <table:table-cell table:style-name="ce1"/>
          <table:table-cell table:style-name="ce1" office:value-type="string">
            <text:p>Consistent noise level measurementfor highly variable environments.</text:p>
          </table:table-cell>
          <table:table-cell office:value-type="string">
            <text:p>&lt;h3&gt;User friendly&lt;/h3&gt;&lt;p&gt;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lt;/p&gt;&lt;h3&gt;Intrinsically safe&lt;/h3&gt;&lt;p&gt;Intrinsic safety approvals from MSHA, SIRA (ATEX), CSA (US and Canada) and Simtars (IECEx). Monitoring can be safely performed in potentially hazardous environments where devices must be certified.&lt;/p&gt;&lt;h3&gt;Accurate&lt;/h3&gt;&lt;p&gt;Meets IEC61672-1 (2002) and ANSI S1.43-1997 (R2007) standards, so you can be confident that data collected is accurate.&lt;/p&gt;</text:p>
          </table:table-cell>
          <table:table-cell/>
          <table:table-cell table:style-name="ce2"/>
          <table:table-cell table:number-columns-repeated="246"/>
        </table:table-row>
        <table:table-row table:style-name="ro1">
          <table:table-cell office:value-type="float" office:value="12">
            <text:p>12</text:p>
          </table:table-cell>
          <table:table-cell table:style-name="ce1" office:value-type="string">
            <text:p>3M™ SoundPro™ Sound Level Meter DL-2-1/1</text:p>
          </table:table-cell>
          <table:table-cell table:style-name="ce1"/>
          <table:table-cell table:style-name="ce1" office:value-type="string">
            <text:p>Robust sound measurement technology.</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Datalogging-Octave-RTA-Kit-SP-DL-2-1-1-1-kit-cs?N=4294602931+5011378&amp;&amp;Nr=AND%28hrcy_id%3ALK7Q80RNWJgs_V4WF5VSVLK_N2RL3FHWVK_GPD0K8BC31gv%29&amp;rt=d</text:p>
          </table:table-cell>
          <table:table-cell table:number-columns-repeated="246"/>
        </table:table-row>
        <table:table-row table:style-name="ro1">
          <table:table-cell office:value-type="float" office:value="13">
            <text:p>13</text:p>
          </table:table-cell>
          <table:table-cell table:style-name="ce1" office:value-type="string">
            <text:p>3M™ SoundPro™ Sound Level Meter DL-2-1/3</text:p>
          </table:table-cell>
          <table:table-cell table:style-name="ce1"/>
          <table:table-cell table:style-name="ce1" office:value-type="string">
            <text:p>Robust sound measurement technology.</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Datalogging-Octave-RTA-Kit-SP-DL-2-1-3-1-kit-cs?N=4294602876+5011378&amp;&amp;Nr=AND%28hrcy_id%3A43NZ4HHNTRgs_91KD1M0M08_N2RL3FHWVK_GPD0K8BC31gv%29&amp;rt=d</text:p>
          </table:table-cell>
          <table:table-cell table:number-columns-repeated="246"/>
        </table:table-row>
        <table:table-row table:style-name="ro1">
          <table:table-cell office:value-type="float" office:value="14">
            <text:p>14</text:p>
          </table:table-cell>
          <table:table-cell table:style-name="ce1" office:value-type="string">
            <text:p>3M™ SoundPro™ Sound Level Meter DL-1-1/1</text:p>
          </table:table-cell>
          <table:table-cell table:style-name="ce1"/>
          <table:table-cell table:style-name="ce1" office:value-type="string">
            <text:p>Robust sound measurement technology.</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Sound-Level-Meter-Kit-SP-DL-1-1-1-AC3-AC-300-Calibrator-1-kt-cs?N=4294548755+5011378&amp;&amp;Nr=AND%28hrcy_id%3ARBZ9Z2L8S5gs_0T7GJXTJJ9_N2RL3FHWVK_GPD0K8BC31gv%29&amp;rt=d</text:p>
          </table:table-cell>
          <table:table-cell table:number-columns-repeated="246"/>
        </table:table-row>
        <table:table-row table:style-name="ro1">
          <table:table-cell office:value-type="float" office:value="15">
            <text:p>15</text:p>
          </table:table-cell>
          <table:table-cell table:style-name="ce1" office:value-type="string">
            <text:p>3M™ SoundPro™ Sound Level Meter DL-1-1/3</text:p>
          </table:table-cell>
          <table:table-cell table:style-name="ce1"/>
          <table:table-cell table:style-name="ce1" office:value-type="string">
            <text:p>Robust sound measurement technology.</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Datalogging-Octave-RTA-Kit-SP-DL-1-1-3-1-kit-cs?N=4294602953+5011378&amp;&amp;Nr=AND%28hrcy_id%3ALZK08TVZK0gs_RJM1LSWGVH_N2RL3FHWVK_GPD0K8BC31gv%29&amp;rt=d</text:p>
          </table:table-cell>
          <table:table-cell table:number-columns-repeated="246"/>
        </table:table-row>
        <table:table-row table:style-name="ro1">
          <table:table-cell office:value-type="float" office:value="16">
            <text:p>16</text:p>
          </table:table-cell>
          <table:table-cell table:style-name="ce1" office:value-type="string">
            <text:p>3M™ SoundPro™ Sound Level Meter SP-SE-2-1/1</text:p>
          </table:table-cell>
          <table:table-cell table:style-name="ce1"/>
          <table:table-cell table:style-name="ce1" office:value-type="string">
            <text:p>Robust sound measurement technology.</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Flexible&lt;/h3&gt;&lt;p&gt;Preamp can be easily removed to enable interference-free environmental noise monitoring in potentially hazardous area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Octave-RTA-Kit-SP-SE-2-1-1-1-kit-cs?N=4294602927+5011378&amp;&amp;Nr=AND%28hrcy_id%3ASP651FTN9Vgs_XCCTBB7XLK_N2RL3FHWVK_GPD0K8BC31gv%29&amp;rt=d</text:p>
          </table:table-cell>
          <table:table-cell table:number-columns-repeated="246"/>
        </table:table-row>
        <table:table-row table:style-name="ro1">
          <table:table-cell office:value-type="float" office:value="17">
            <text:p>17</text:p>
          </table:table-cell>
          <table:table-cell table:style-name="ce1" office:value-type="string">
            <text:p>3M™ SoundPro™ Sound Level Meter SP-SE-2-1/3</text:p>
          </table:table-cell>
          <table:table-cell table:style-name="ce1"/>
          <table:table-cell table:style-name="ce1" office:value-type="string">
            <text:p>Robust sound measurement technology.</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Flexible&lt;/h3&gt;&lt;p&gt;Preamp can be easily removed to enable interference-free environmental noise monitoring in potentially hazardous area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Octave-RTA-Kit-SP-SE-2-1-3-1-kit-cs?N=4294602947+5011378&amp;&amp;Nr=AND%28hrcy_id%3AKD037ZZ4L5gs_SBSXLVJ2RF_N2RL3FHWVK_GPD0K8BC31gv%29&amp;rt=d</text:p>
          </table:table-cell>
          <table:table-cell table:number-columns-repeated="246"/>
        </table:table-row>
        <table:table-row table:style-name="ro1">
          <table:table-cell office:value-type="float" office:value="18">
            <text:p>18</text:p>
          </table:table-cell>
          <table:table-cell table:style-name="ce1" office:value-type="string">
            <text:p>3M™ SoundPro™ Sound Level Meter SP-SE-1-1/1</text:p>
          </table:table-cell>
          <table:table-cell table:style-name="ce1"/>
          <table:table-cell table:style-name="ce1" office:value-type="string">
            <text:p>Robust sound measurement technology.</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Flexible&lt;/h3&gt;&lt;p&gt;Preamp can be easily removed to enable interference-free environmental noise monitoring in potentially hazardous area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Octave-RTA-Kit-SP-SE-1-1-1-1-kit-cs?N=4294602955+5011378&amp;&amp;Nr=AND%28hrcy_id%3APKZ40KW79Qgs_RGC2BW5QZW_N2RL3FHWVK_GPD0K8BC31gv%29&amp;rt=d</text:p>
          </table:table-cell>
          <table:table-cell table:number-columns-repeated="246"/>
        </table:table-row>
        <table:table-row table:style-name="ro1">
          <table:table-cell office:value-type="float" office:value="19">
            <text:p>19</text:p>
          </table:table-cell>
          <table:table-cell table:style-name="ce1" office:value-type="string">
            <text:p>3M™ SoundPro™ Sound Level Meter SP-SE-1-1/3</text:p>
          </table:table-cell>
          <table:table-cell table:style-name="ce1"/>
          <table:table-cell table:style-name="ce1" office:value-type="string">
            <text:p>Robust sound measurement technology.</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Flexible&lt;/h3&gt;&lt;p&gt;Preamp can be easily removed to enable interference-free environmental noise monitoring in potentially hazardous area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Octave-RTA-Kit-SP-SE-1-1-3-1-kit-cs?N=4294603004+5011378&amp;&amp;Nr=AND%28hrcy_id%3ASZWM2MN05Ngs_GS882451V0_N2RL3FHWVK_GPD0K8BC31gv%29&amp;rt=d</text:p>
          </table:table-cell>
          <table:table-cell table:number-columns-repeated="246"/>
        </table:table-row>
        <table:table-row table:style-name="ro1">
          <table:table-cell office:value-type="float" office:value="20">
            <text:p>20</text:p>
          </table:table-cell>
          <table:table-cell table:style-name="ce1" office:value-type="string">
            <text:p>3M™ SoundPro™ Sound Level Meter SP-DL-2-1/1</text:p>
          </table:table-cell>
          <table:table-cell table:style-name="ce1"/>
          <table:table-cell table:style-name="ce1" office:value-type="string">
            <text:p>Robust sound measurement technology.</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Datalogging-Octave-RTA-Kit-SP-DL-2-1-1-1-kit-cs?N=4294602931+5011378&amp;&amp;Nr=AND%28hrcy_id%3ALK7Q80RNWJgs_V4WF5VSVLK_N2RL3FHWVK_GPD0K8BC31gv%29&amp;rt=d</text:p>
          </table:table-cell>
          <table:table-cell table:number-columns-repeated="246"/>
        </table:table-row>
        <table:table-row table:style-name="ro1">
          <table:table-cell office:value-type="float" office:value="21">
            <text:p>21</text:p>
          </table:table-cell>
          <table:table-cell table:style-name="ce1" office:value-type="string">
            <text:p>3M™ SoundPro™ Sound Level Meter SP-DL-2-1/3</text:p>
          </table:table-cell>
          <table:table-cell table:style-name="ce1"/>
          <table:table-cell table:style-name="ce1" office:value-type="string">
            <text:p>Robust sound measurement technology.</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Datalogging-Octave-RTA-Kit-SP-DL-2-1-3-1-kit-cs?N=4294602876+5011378&amp;&amp;Nr=AND%28hrcy_id%3A43NZ4HHNTRgs_91KD1M0M08_N2RL3FHWVK_GPD0K8BC31gv%29&amp;rt=d</text:p>
          </table:table-cell>
          <table:table-cell table:number-columns-repeated="246"/>
        </table:table-row>
        <table:table-row table:style-name="ro1">
          <table:table-cell office:value-type="float" office:value="22">
            <text:p>22</text:p>
          </table:table-cell>
          <table:table-cell table:style-name="ce1" office:value-type="string">
            <text:p>3M™ SoundPro™ Sound Level Meter SP-DL-1-1/1</text:p>
          </table:table-cell>
          <table:table-cell table:style-name="ce1"/>
          <table:table-cell table:style-name="ce1" office:value-type="string">
            <text:p>Robust sound measurement technology.</text:p>
          </table:table-cell>
          <table:table-cell table:style-name="ce1"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Sound-Level-Meter-Kit-SP-DL-1-1-1-AC3-AC-300-Calibrator-1-kt-cs?N=4294548755+5011378&amp;&amp;Nr=AND%28hrcy_id%3ARBZ9Z2L8S5gs_0T7GJXTJJ9_N2RL3FHWVK_GPD0K8BC31gv%29&amp;rt=d</text:p>
          </table:table-cell>
          <table:table-cell table:number-columns-repeated="8"/>
          <table:table-cell table:style-name="ce1" table:number-columns-repeated="6"/>
          <table:table-cell table:number-columns-repeated="232"/>
        </table:table-row>
        <table:table-row table:style-name="ro1">
          <table:table-cell office:value-type="float" office:value="23">
            <text:p>23</text:p>
          </table:table-cell>
          <table:table-cell table:style-name="ce1" office:value-type="string">
            <text:p>3M™ SoundPro™ Sound Level Meter SP-DL-1-1/3 </text:p>
          </table:table-cell>
          <table:table-cell table:style-name="ce1"/>
          <table:table-cell table:style-name="ce1" office:value-type="string">
            <text:p>Robust sound measurement technology.</text:p>
          </table:table-cell>
          <table:table-cell table:style-name="ce1"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Datalogging-Octave-RTA-Kit-SP-DL-1-1-3-1-kit-cs?N=4294602953+5011378&amp;&amp;Nr=AND%28hrcy_id%3ALZK08TVZK0gs_RJM1LSWGVH_N2RL3FHWVK_GPD0K8BC31gv%29&amp;rt=d</text:p>
          </table:table-cell>
          <table:table-cell table:number-columns-repeated="8"/>
          <table:table-cell table:style-name="ce1" table:number-columns-repeated="6"/>
          <table:table-cell table:number-columns-repeated="232"/>
        </table:table-row>
        <table:table-row table:style-name="ro1">
          <table:table-cell office:value-type="float" office:value="24">
            <text:p>24</text:p>
          </table:table-cell>
          <table:table-cell table:style-name="ce1" office:value-type="string">
            <text:p>3M™ SoundPro™ Sound Level Meter SP-SE-2-1/1</text:p>
          </table:table-cell>
          <table:table-cell table:style-name="ce1"/>
          <table:table-cell table:style-name="ce1" office:value-type="string">
            <text:p>Robust sound measurement technology.</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Flexible&lt;/h3&gt;&lt;p&gt;Preamp can be easily removed to enable interference-free environmental noise monitoring in potentially hazardous area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Octave-RTA-Kit-SP-SE-2-1-1-1-kit-cs?N=4294602927+5011378&amp;&amp;Nr=AND%28hrcy_id%3ASP651FTN9Vgs_XCCTBB7XLK_N2RL3FHWVK_GPD0K8BC31gv%29&amp;rt=d</text:p>
          </table:table-cell>
          <table:table-cell table:number-columns-repeated="246"/>
        </table:table-row>
        <table:table-row table:style-name="ro1">
          <table:table-cell office:value-type="float" office:value="25">
            <text:p>25</text:p>
          </table:table-cell>
          <table:table-cell table:style-name="ce1" office:value-type="string">
            <text:p>3M™ SoundPro™ Sound Level Meter SP-SE-1-1/1</text:p>
          </table:table-cell>
          <table:table-cell table:style-name="ce1"/>
          <table:table-cell table:style-name="ce1" office:value-type="string">
            <text:p>Robust sound measurement technology.</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Flexible&lt;/h3&gt;&lt;p&gt;Preamp can be easily removed to enable interference-free environmental noise monitoring in potentially hazardous area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Octave-RTA-Kit-SP-SE-1-1-1-1-kit-cs?N=4294602955+5011378&amp;&amp;Nr=AND%28hrcy_id%3APKZ40KW79Qgs_RGC2BW5QZW_N2RL3FHWVK_GPD0K8BC31gv%29&amp;rt=d</text:p>
          </table:table-cell>
          <table:table-cell table:number-columns-repeated="246"/>
        </table:table-row>
        <table:table-row table:style-name="ro1">
          <table:table-cell office:value-type="float" office:value="26">
            <text:p>26</text:p>
          </table:table-cell>
          <table:table-cell table:style-name="ce1" office:value-type="string">
            <text:p>3M™ SoundPro™ Sound Level Meter SP-SE-1-1/3</text:p>
          </table:table-cell>
          <table:table-cell table:style-name="ce1"/>
          <table:table-cell table:style-name="ce1" office:value-type="string">
            <text:p>Robust sound measurement technology.</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Flexible&lt;/h3&gt;&lt;p&gt;Preamp can be easily removed to enable interference-free environmental noise monitoring in potentially hazardous area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Octave-RTA-Kit-SP-SE-1-1-3-1-kit-cs?N=4294603004+5011378&amp;&amp;Nr=AND%28hrcy_id%3ASZWM2MN05Ngs_GS882451V0_N2RL3FHWVK_GPD0K8BC31gv%29&amp;rt=d</text:p>
          </table:table-cell>
          <table:table-cell table:number-columns-repeated="246"/>
        </table:table-row>
        <table:table-row table:style-name="ro1">
          <table:table-cell office:value-type="float" office:value="27">
            <text:p>27</text:p>
          </table:table-cell>
          <table:table-cell table:style-name="ce1" office:value-type="string">
            <text:p>3M™ SoundPro™ Sound Level Meter SP-SE-2-1/3</text:p>
          </table:table-cell>
          <table:table-cell table:style-name="ce1"/>
          <table:table-cell table:style-name="ce1" office:value-type="string">
            <text:p>Robust sound measurement technology.</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Flexible&lt;/h3&gt;&lt;p&gt;Preamp can be easily removed to enable interference-free environmental noise monitoring in potentially hazardous area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Octave-RTA-Kit-SP-SE-2-1-3-1-kit-cs?N=4294602947+5011378&amp;&amp;Nr=AND%28hrcy_id%3AKD037ZZ4L5gs_SBSXLVJ2RF_N2RL3FHWVK_GPD0K8BC31gv%29&amp;rt=d</text:p>
          </table:table-cell>
          <table:table-cell table:number-columns-repeated="246"/>
        </table:table-row>
        <table:table-row table:style-name="ro1">
          <table:table-cell office:value-type="float" office:value="28">
            <text:p>28</text:p>
          </table:table-cell>
          <table:table-cell table:style-name="ce1" office:value-type="string">
            <text:p>3M™ SoundPro™ Sound Level Meter SP-DL-2-1/1</text:p>
          </table:table-cell>
          <table:table-cell table:style-name="ce1"/>
          <table:table-cell table:style-name="ce1" office:value-type="string">
            <text:p>Robust sound measurement technology.</text:p>
          </table:table-cell>
          <table:table-cell table:style-name="ce1"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Powerful&lt;/h3&gt;&lt;p&gt;Removable SD memory card plus data logging for enhanced post-processing and compatible with 3M’s Detection Management Software DMS (sold separately) for advanced reporting and analysi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Datalogging-Octave-RTA-Kit-SP-DL-2-1-1-1-kit-cs?N=4294602931+5011378&amp;&amp;Nr=AND%28hrcy_id%3ALK7Q80RNWJgs_V4WF5VSVLK_N2RL3FHWVK_GPD0K8BC31gv%29&amp;rt=d</text:p>
          </table:table-cell>
          <table:table-cell table:number-columns-repeated="8"/>
          <table:table-cell table:style-name="ce1" table:number-columns-repeated="6"/>
          <table:table-cell table:number-columns-repeated="232"/>
        </table:table-row>
        <table:table-row table:style-name="ro1">
          <table:table-cell office:value-type="float" office:value="29">
            <text:p>29</text:p>
          </table:table-cell>
          <table:table-cell table:style-name="ce1" office:value-type="string">
            <text:p>3M™ SoundPro™ Sound Level Meter SP-DL-2-1/3</text:p>
          </table:table-cell>
          <table:table-cell table:style-name="ce1"/>
          <table:table-cell table:style-name="ce1" office:value-type="string">
            <text:p>Robust sound measurement technology.</text:p>
          </table:table-cell>
          <table:table-cell table:style-name="ce1"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Powerful&lt;/h3&gt;&lt;p&gt;Removable SD memory card plus data logging for enhanced post-processing and compatible with 3M’s Detection Management Software DMS (sold separately) for advanced reporting and analysi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Datalogging-Octave-RTA-Kit-SP-DL-2-1-3-1-kit-cs?N=4294602876+5011378&amp;&amp;Nr=AND%28hrcy_id%3A43NZ4HHNTRgs_91KD1M0M08_N2RL3FHWVK_GPD0K8BC31gv%29&amp;rt=d</text:p>
          </table:table-cell>
          <table:table-cell table:number-columns-repeated="8"/>
          <table:table-cell table:style-name="ce1" table:number-columns-repeated="6"/>
          <table:table-cell table:number-columns-repeated="232"/>
        </table:table-row>
        <table:table-row table:style-name="ro1">
          <table:table-cell office:value-type="float" office:value="30">
            <text:p>30</text:p>
          </table:table-cell>
          <table:table-cell table:style-name="ce1" office:value-type="string">
            <text:p>3M™ SoundPro™ Sound Level Meter SP-DL-1-1/1</text:p>
          </table:table-cell>
          <table:table-cell table:style-name="ce1"/>
          <table:table-cell table:style-name="ce1" office:value-type="string">
            <text:p>Robust sound measurement technology.</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Powerful&lt;/h3&gt;&lt;p&gt;Removable SD memory card plus data logging for enhanced post-processing and compatible with 3M’s Detection Management Software DMS (sold separately) for advanced reporting and analysi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Sound-Level-Meter-Kit-SP-DL-1-1-1-AC3-AC-300-Calibrator-1-kt-cs?N=4294548755+5011378&amp;&amp;Nr=AND%28hrcy_id%3ARBZ9Z2L8S5gs_0T7GJXTJJ9_N2RL3FHWVK_GPD0K8BC31gv%29&amp;rt=d</text:p>
          </table:table-cell>
          <table:table-cell table:number-columns-repeated="246"/>
        </table:table-row>
        <table:table-row table:style-name="ro1">
          <table:table-cell office:value-type="float" office:value="31">
            <text:p>31</text:p>
          </table:table-cell>
          <table:table-cell table:style-name="ce1" office:value-type="string">
            <text:p>3M™ SoundPro™ Sound Level Meter SP-DL-1-1/3</text:p>
          </table:table-cell>
          <table:table-cell table:style-name="ce1"/>
          <table:table-cell table:style-name="ce1" office:value-type="string">
            <text:p>Robust sound measurement technology.</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Powerful&lt;/h3&gt;&lt;p&gt;Removable SD memory card plus data logging for enhanced post-processing and compatible with 3M’s Detection Management Software DMS (sold separately) for advanced reporting and analysi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SoundPro-Datalogging-Octave-RTA-Kit-SP-DL-1-1-3-1-kit-cs?N=4294602953+5011378&amp;&amp;Nr=AND%28hrcy_id%3ALZK08TVZK0gs_RJM1LSWGVH_N2RL3FHWVK_GPD0K8BC31gv%29&amp;rt=d</text:p>
          </table:table-cell>
          <table:table-cell table:number-columns-repeated="246"/>
        </table:table-row>
        <table:table-row table:style-name="ro1">
          <table:table-cell office:value-type="float" office:value="32">
            <text:p>32</text:p>
          </table:table-cell>
          <table:table-cell table:style-name="ce1" office:value-type="string">
            <text:p>3M™ Reverberation Option for SoundPro™ Sound Level Meter</text:p>
          </table:table-cell>
          <table:table-cell table:style-name="ce1"/>
          <table:table-cell table:style-name="ce1" office:value-type="string">
            <text:p>Robust sound measurement technology.</text:p>
          </table:table-cell>
          <table:table-cell office:value-type="string">
            <text:p>&lt;h3&gt;User friendly&lt;/h3&gt;&lt;p&gt;Easy set-up and operation.&lt;/p&gt;&lt;h3&gt;Accurate&lt;/h3&gt;&lt;p&gt;Measurement results are viewable in 1/1 or 1/3 octave band charts.&lt;/p&gt;&lt;h3&gt;Flexible&lt;/h3&gt;&lt;p&gt;Digital readout displays T60 results in a tabular view, decay chart view and a bar chart view.&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Reverberation-Option-for-SoundPro-REVERB-OPTION-1-kit-cs?N=4294602981+5011378&amp;&amp;Nr=AND%28hrcy_id%3AJHRPWQ6STXgs_KD61LR84CD_N2RL3FHWVK_GPD0K8BC31gv%29&amp;rt=d</text:p>
          </table:table-cell>
          <table:table-cell table:number-columns-repeated="246"/>
        </table:table-row>
        <table:table-row table:style-name="ro1">
          <table:table-cell office:value-type="float" office:value="33">
            <text:p>33</text:p>
          </table:table-cell>
          <table:table-cell table:style-name="ce1" office:value-type="string">
            <text:p>3M™ Verifier Type 1 STI-PA Meter Verifier-1K </text:p>
          </table:table-cell>
          <table:table-cell table:style-name="ce1"/>
          <table:table-cell table:style-name="ce1" office:value-type="string">
            <text:p>Robust sound measurement technology.</text:p>
          </table:table-cell>
          <table:table-cell office:value-type="string">
            <text:p>&lt;h3&gt;User friendly&lt;/h3&gt;&lt;p&gt;Easy set-up and operation with results in Speech Transmission Index-PA (STI-PA) and Common Intelligibility Scale (CIS) formats.&lt;/p&gt;&lt;h3&gt;Fast and accurate&lt;/h3&gt;&lt;p&gt;Quick 15-second measurement intervals with post-processing from meter.&lt;/p&gt;&lt;h3&gt;Flexible&lt;/h3&gt;&lt;p&gt;Sample and store ambient noise during peak business hours to perform non-disruptive after-hours studie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Verifier-Type-1-STIPA-Meter-Test-Tone-CD-and-Player-Verifier-1K-1-kit-cs?N=4294549179+5011378&amp;&amp;Nr=AND%28hrcy_id%3A5J1FC7L0S9gs_99FW6JNSLH_N2RL3FHWVK_GPD0K8BC31gv%29&amp;rt=d</text:p>
          </table:table-cell>
          <table:table-cell table:number-columns-repeated="246"/>
        </table:table-row>
        <table:table-row table:style-name="ro1">
          <table:table-cell office:value-type="float" office:value="34">
            <text:p>34</text:p>
          </table:table-cell>
          <table:table-cell table:style-name="ce1" office:value-type="string">
            <text:p>3M™ Verifier Type 2 STI-PA Meter Verifier-2K </text:p>
          </table:table-cell>
          <table:table-cell table:style-name="ce1"/>
          <table:table-cell table:style-name="ce1" office:value-type="string">
            <text:p>Robust sound measurement technology.</text:p>
          </table:table-cell>
          <table:table-cell office:value-type="string">
            <text:p>&lt;h3&gt;User friendly&lt;/h3&gt;&lt;p&gt;Easy set-up and operation with results in Speech Transmission Index-PA (STI-PA) and Common Intelligibility Scale (CIS) formats.&lt;/p&gt;&lt;h3&gt;Fast and accurate&lt;/h3&gt;&lt;p&gt;Quick 15-second measurement intervals with post-processing from meter.&lt;/p&gt;&lt;h3&gt;Flexible&lt;/h3&gt;&lt;p&gt;Sample and store ambient noise during peak business hours to perform non-disruptive after-hours studies.&lt;/p&gt;</text:p>
          </table:table-cell>
          <table:table-cell table:style-name="ce1" office:value-type="string">
            <text:p>SoundPro_phone</text:p>
          </table:table-cell>
          <table:table-cell table:style-name="ce1" office:value-type="string">
            <text:p>http://solutions.3m.com/wps/portal/3M/en_US/3M-PPE-Safety-Solutions/Personal-Protective-Equipment/Products/Product-Catalog/~/3M-Verifier-Type-2-STIPA-Meter-Verifier-2K-Test-Tone-CD-and-Player-1-kit-cs?N=4294549199+5011378&amp;&amp;Nr=AND%28hrcy_id%3AK698R6XWKVgs_06V30PB5CH_N2RL3FHWVK_GPD0K8BC31gv%29&amp;rt=d</text:p>
          </table:table-cell>
          <table:table-cell table:number-columns-repeated="246"/>
        </table:table-row>
        <table:table-row table:style-name="ro1" table:number-rows-repeated="1048541">
          <table:table-cell table:number-columns-repeated="253"/>
        </table:table-row>
        <table:table-row table:style-name="ro2">
          <table:table-cell table:number-columns-repeated="253"/>
        </table:table-row>
      </table:table>
      <table:table table:name="Sheet4" table:style-name="ta2">
        <office:forms form:automatic-focus="false" form:apply-design-mode="false"/>
        <table:table-column table:style-name="co4" table:number-columns-repeated="2" table:default-cell-style-name="Default"/>
        <table:table-column table:style-name="co6" table:default-cell-style-name="Default"/>
        <table:table-column table:style-name="co7" table:default-cell-style-name="Default"/>
        <table:table-row table:style-name="ro1">
          <table:table-cell/>
          <table:table-cell table:style-name="ce1" office:value-type="string">
            <text:p>Detection</text:p>
          </table:table-cell>
          <table:table-cell table:style-name="ce1" office:value-type="string">
            <text:p>Individual</text:p>
          </table:table-cell>
          <table:table-cell/>
        </table:table-row>
        <table:table-row table:style-name="ro1">
          <table:table-cell/>
          <table:table-cell table:style-name="ce1" office:value-type="string">
            <text:p>Detection</text:p>
          </table:table-cell>
          <table:table-cell table:style-name="ce1" office:value-type="string">
            <text:p>Individual</text:p>
          </table:table-cell>
          <table:table-cell/>
        </table:table-row>
        <table:table-row table:style-name="ro1">
          <table:table-cell/>
          <table:table-cell table:style-name="ce1" office:value-type="string">
            <text:p>Detection</text:p>
          </table:table-cell>
          <table:table-cell table:style-name="ce1" office:value-type="string">
            <text:p>Individual</text:p>
          </table:table-cell>
          <table:table-cell/>
        </table:table-row>
        <table:table-row table:style-name="ro1">
          <table:table-cell/>
          <table:table-cell table:style-name="ce1" office:value-type="string">
            <text:p>Detection</text:p>
          </table:table-cell>
          <table:table-cell table:style-name="ce1" office:value-type="string">
            <text:p>Individual</text:p>
          </table:table-cell>
          <table:table-cell/>
        </table:table-row>
        <table:table-row table:style-name="ro1">
          <table:table-cell/>
          <table:table-cell table:style-name="ce1" office:value-type="string">
            <text:p>Detection</text:p>
          </table:table-cell>
          <table:table-cell table:style-name="ce1" office:value-type="string">
            <text:p>Individual</text:p>
          </table:table-cell>
          <table:table-cell/>
        </table:table-row>
        <table:table-row table:style-name="ro1">
          <table:table-cell/>
          <table:table-cell table:style-name="ce1" office:value-type="string">
            <text:p>Detection</text:p>
          </table:table-cell>
          <table:table-cell table:style-name="ce1" office:value-type="string">
            <text:p>Individual</text:p>
          </table:table-cell>
          <table:table-cell/>
        </table:table-row>
        <table:table-row table:style-name="ro1">
          <table:table-cell/>
          <table:table-cell table:style-name="ce1" office:value-type="string">
            <text:p>Detection</text:p>
          </table:table-cell>
          <table:table-cell table:style-name="ce1" office:value-type="string">
            <text:p>Task Based</text:p>
          </table:table-cell>
          <table:table-cell/>
        </table:table-row>
        <table:table-row table:style-name="ro1">
          <table:table-cell/>
          <table:table-cell table:style-name="ce1" office:value-type="string">
            <text:p>Detection</text:p>
          </table:table-cell>
          <table:table-cell table:style-name="ce1" office:value-type="string">
            <text:p>Task Based</text:p>
          </table:table-cell>
          <table:table-cell/>
        </table:table-row>
        <table:table-row table:style-name="ro1">
          <table:table-cell/>
          <table:table-cell table:style-name="ce1" office:value-type="string">
            <text:p>Detection</text:p>
          </table:table-cell>
          <table:table-cell table:style-name="ce1" office:value-type="string">
            <text:p>Task Based</text:p>
          </table:table-cell>
          <table:table-cell/>
        </table:table-row>
        <table:table-row table:style-name="ro1">
          <table:table-cell/>
          <table:table-cell table:style-name="ce1" office:value-type="string">
            <text:p>Detection</text:p>
          </table:table-cell>
          <table:table-cell table:style-name="ce1" office:value-type="string">
            <text:p>Task Based</text:p>
          </table:table-cell>
          <table:table-cell/>
        </table:table-row>
        <table:table-row table:style-name="ro1">
          <table:table-cell/>
          <table:table-cell table:style-name="ce1" office:value-type="string">
            <text:p>Detection</text:p>
          </table:table-cell>
          <table:table-cell table:style-name="ce1" office:value-type="string">
            <text:p>Task Based</text:p>
          </table:table-cell>
          <table:table-cell/>
        </table:table-row>
        <table:table-row table:style-name="ro1">
          <table:table-cell/>
          <table:table-cell table:style-name="ce1" office:value-type="string">
            <text:p>Detection</text:p>
          </table:table-cell>
          <table:table-cell table:style-name="ce1" office:value-type="string">
            <text:p>Task Based</text:p>
          </table:table-cell>
          <table:table-cell table:style-name="ce1" office:value-type="string">
            <text:p>• Type 2 microphone </text:p>
            <text:p>• 1/1 octave band analysis</text:p>
            <text:p>• Data logging</text:p>
            <text:p>• Removable preamp</text:p>
          </table:table-cell>
        </table:table-row>
        <table:table-row table:style-name="ro1">
          <table:table-cell/>
          <table:table-cell table:style-name="ce1" office:value-type="string">
            <text:p>Detection</text:p>
          </table:table-cell>
          <table:table-cell table:style-name="ce1" office:value-type="string">
            <text:p>Task Based</text:p>
          </table:table-cell>
          <table:table-cell table:style-name="ce1" office:value-type="string">
            <text:p>• Type 2 microphone </text:p>
            <text:p>• 1/3 octave band analysis</text:p>
            <text:p>• Data logging</text:p>
            <text:p>• Removable preamp</text:p>
          </table:table-cell>
        </table:table-row>
        <table:table-row table:style-name="ro1">
          <table:table-cell/>
          <table:table-cell table:style-name="ce1" office:value-type="string">
            <text:p>Detection</text:p>
          </table:table-cell>
          <table:table-cell table:style-name="ce1" office:value-type="string">
            <text:p>Task Based</text:p>
          </table:table-cell>
          <table:table-cell table:style-name="ce1" office:value-type="string">
            <text:p>• Type 1 microphone </text:p>
            <text:p>• 1/1 octave band analysis</text:p>
            <text:p>• Data logging</text:p>
            <text:p>• Removable preamp</text:p>
          </table:table-cell>
        </table:table-row>
        <table:table-row table:style-name="ro1">
          <table:table-cell/>
          <table:table-cell table:style-name="ce1" office:value-type="string">
            <text:p>Detection</text:p>
          </table:table-cell>
          <table:table-cell table:style-name="ce1" office:value-type="string">
            <text:p>Task Based</text:p>
          </table:table-cell>
          <table:table-cell table:style-name="ce1" office:value-type="string">
            <text:p>• Type 1 microphone </text:p>
            <text:p>• 1/3 octave band analysis</text:p>
            <text:p>• Data logging</text:p>
            <text:p>• Removable preamp</text:p>
          </table:table-cell>
        </table:table-row>
        <table:table-row table:style-name="ro1">
          <table:table-cell/>
          <table:table-cell table:style-name="ce1" office:value-type="string">
            <text:p>Detection</text:p>
          </table:table-cell>
          <table:table-cell table:style-name="ce1" office:value-type="string">
            <text:p>Noise Control</text:p>
          </table:table-cell>
          <table:table-cell table:style-name="ce1" office:value-type="string">
            <text:p>• Type 2 microphone </text:p>
            <text:p>• 1/1 octave band analysis</text:p>
            <text:p/>
          </table:table-cell>
        </table:table-row>
        <table:table-row table:style-name="ro1">
          <table:table-cell/>
          <table:table-cell table:style-name="ce1" office:value-type="string">
            <text:p>Detection</text:p>
          </table:table-cell>
          <table:table-cell table:style-name="ce1" office:value-type="string">
            <text:p>Noise Control</text:p>
          </table:table-cell>
          <table:table-cell table:style-name="ce1" office:value-type="string">
            <text:p>• Type 2 microphone </text:p>
            <text:p>• 1/3 octave band analysis</text:p>
            <text:p/>
          </table:table-cell>
        </table:table-row>
        <table:table-row table:style-name="ro1">
          <table:table-cell/>
          <table:table-cell table:style-name="ce1" office:value-type="string">
            <text:p>Detection</text:p>
          </table:table-cell>
          <table:table-cell table:style-name="ce1" office:value-type="string">
            <text:p>Noise Control</text:p>
          </table:table-cell>
          <table:table-cell table:style-name="ce1" office:value-type="string">
            <text:p>• Type 1 microphone </text:p>
            <text:p>• 1/1 octave band analysis</text:p>
            <text:p/>
          </table:table-cell>
        </table:table-row>
        <table:table-row table:style-name="ro1">
          <table:table-cell/>
          <table:table-cell table:style-name="ce1" office:value-type="string">
            <text:p>Detection</text:p>
          </table:table-cell>
          <table:table-cell table:style-name="ce1" office:value-type="string">
            <text:p>Noise Control</text:p>
          </table:table-cell>
          <table:table-cell table:style-name="ce1" office:value-type="string">
            <text:p>• Type 1 microphone </text:p>
            <text:p>• 1/3 octave band analysis</text:p>
          </table:table-cell>
        </table:table-row>
        <table:table-row table:style-name="ro1">
          <table:table-cell/>
          <table:table-cell table:style-name="ce1" office:value-type="string">
            <text:p>Detection</text:p>
          </table:table-cell>
          <table:table-cell table:style-name="ce1" office:value-type="string">
            <text:p>Noise Control</text:p>
          </table:table-cell>
          <table:table-cell table:style-name="ce1" office:value-type="string">
            <text:p>• Type 2 microphone </text:p>
            <text:p>• 1/1 octave band analysis</text:p>
            <text:p>• Data logging</text:p>
            <text:p>• Removable preamp</text:p>
          </table:table-cell>
        </table:table-row>
        <table:table-row table:style-name="ro1">
          <table:table-cell/>
          <table:table-cell table:style-name="ce1" office:value-type="string">
            <text:p>Detection</text:p>
          </table:table-cell>
          <table:table-cell table:style-name="ce1" office:value-type="string">
            <text:p>Noise Control</text:p>
          </table:table-cell>
          <table:table-cell table:style-name="ce1" office:value-type="string">
            <text:p>• Type 2 microphone </text:p>
            <text:p>• 1/3 octave band analysis</text:p>
            <text:p>• Data logging</text:p>
            <text:p>• Removable preamp</text:p>
          </table:table-cell>
        </table:table-row>
        <table:table-row table:style-name="ro1">
          <table:table-cell/>
          <table:table-cell table:style-name="ce1" office:value-type="string">
            <text:p>Detection</text:p>
          </table:table-cell>
          <table:table-cell table:style-name="ce1" office:value-type="string">
            <text:p>Noise Control</text:p>
          </table:table-cell>
          <table:table-cell table:style-name="ce1" office:value-type="string">
            <text:p>• Type 1 microphone </text:p>
            <text:p>• 1/1 octave band analysis</text:p>
            <text:p>• Data logging</text:p>
            <text:p>• Removable preamp</text:p>
          </table:table-cell>
        </table:table-row>
        <table:table-row table:style-name="ro1">
          <table:table-cell/>
          <table:table-cell table:style-name="ce1" office:value-type="string">
            <text:p>Detection</text:p>
          </table:table-cell>
          <table:table-cell table:style-name="ce1" office:value-type="string">
            <text:p>Noise Control</text:p>
          </table:table-cell>
          <table:table-cell table:style-name="ce1" office:value-type="string">
            <text:p>• Type 1 microphone </text:p>
            <text:p>• 1/3 octave band analysis</text:p>
            <text:p>• Data logging</text:p>
            <text:p>• Removable preamp</text:p>
          </table:table-cell>
        </table:table-row>
        <table:table-row table:style-name="ro1">
          <table:table-cell/>
          <table:table-cell table:style-name="ce1" office:value-type="string">
            <text:p>Detection</text:p>
          </table:table-cell>
          <table:table-cell table:style-name="ce1" office:value-type="string">
            <text:p>Environmental</text:p>
          </table:table-cell>
          <table:table-cell table:style-name="ce1" office:value-type="string">
            <text:p>• Type 2 microphone </text:p>
            <text:p>• 1/1 octave band analysis</text:p>
            <text:p/>
          </table:table-cell>
        </table:table-row>
        <table:table-row table:style-name="ro1">
          <table:table-cell/>
          <table:table-cell table:style-name="ce1" office:value-type="string">
            <text:p>Detection</text:p>
          </table:table-cell>
          <table:table-cell table:style-name="ce1" office:value-type="string">
            <text:p>Environmental</text:p>
          </table:table-cell>
          <table:table-cell table:style-name="ce1" office:value-type="string">
            <text:p>• Type 1 microphone </text:p>
            <text:p>• 1/1 octave band analysis</text:p>
            <text:p/>
          </table:table-cell>
        </table:table-row>
        <table:table-row table:style-name="ro1">
          <table:table-cell/>
          <table:table-cell table:style-name="ce1" office:value-type="string">
            <text:p>Detection</text:p>
          </table:table-cell>
          <table:table-cell table:style-name="ce1" office:value-type="string">
            <text:p>Environmental</text:p>
          </table:table-cell>
          <table:table-cell table:style-name="ce1" office:value-type="string">
            <text:p>• Type 1 microphone </text:p>
            <text:p>• 1/3 octave band analysis</text:p>
            <text:p/>
          </table:table-cell>
        </table:table-row>
        <table:table-row table:style-name="ro1">
          <table:table-cell/>
          <table:table-cell table:style-name="ce1" office:value-type="string">
            <text:p>Detection</text:p>
          </table:table-cell>
          <table:table-cell table:style-name="ce1" office:value-type="string">
            <text:p>Environmental</text:p>
          </table:table-cell>
          <table:table-cell table:style-name="ce1" office:value-type="string">
            <text:p>• Type 2 microphone </text:p>
            <text:p>• 1/3 octave band analysis</text:p>
            <text:p/>
          </table:table-cell>
        </table:table-row>
        <table:table-row table:style-name="ro1">
          <table:table-cell/>
          <table:table-cell table:style-name="ce1" office:value-type="string">
            <text:p>Detection</text:p>
          </table:table-cell>
          <table:table-cell table:style-name="ce1" office:value-type="string">
            <text:p>Environmental</text:p>
          </table:table-cell>
          <table:table-cell table:style-name="ce1" office:value-type="string">
            <text:p>• Type 2 microphone </text:p>
            <text:p>• 1/1 octave band analysis</text:p>
            <text:p>• Data logging</text:p>
            <text:p>• Removable preamp</text:p>
          </table:table-cell>
        </table:table-row>
        <table:table-row table:style-name="ro1">
          <table:table-cell/>
          <table:table-cell table:style-name="ce1" office:value-type="string">
            <text:p>Detection</text:p>
          </table:table-cell>
          <table:table-cell table:style-name="ce1" office:value-type="string">
            <text:p>Environmental</text:p>
          </table:table-cell>
          <table:table-cell table:style-name="ce1" office:value-type="string">
            <text:p>• Type 2 microphone </text:p>
            <text:p>• 1/3 octave band analysis</text:p>
            <text:p>• Data logging</text:p>
            <text:p>• Removable preamp</text:p>
          </table:table-cell>
        </table:table-row>
        <table:table-row table:style-name="ro1">
          <table:table-cell/>
          <table:table-cell table:style-name="ce1" office:value-type="string">
            <text:p>Detection</text:p>
          </table:table-cell>
          <table:table-cell table:style-name="ce1" office:value-type="string">
            <text:p>Environmental</text:p>
          </table:table-cell>
          <table:table-cell table:style-name="ce1" office:value-type="string">
            <text:p>• Type 1 microphone </text:p>
            <text:p>• 1/1 octave band analysis</text:p>
            <text:p>• Data logging</text:p>
            <text:p>• Removable preamp</text:p>
          </table:table-cell>
        </table:table-row>
        <table:table-row table:style-name="ro1">
          <table:table-cell/>
          <table:table-cell table:style-name="ce1" office:value-type="string">
            <text:p>Detection</text:p>
          </table:table-cell>
          <table:table-cell table:style-name="ce1" office:value-type="string">
            <text:p>Environmental</text:p>
          </table:table-cell>
          <table:table-cell table:style-name="ce1" office:value-type="string">
            <text:p>• Type 1 microphone </text:p>
            <text:p>• 1/3 octave band analysis</text:p>
            <text:p>• Data logging</text:p>
            <text:p>• Removable preamp</text:p>
          </table:table-cell>
        </table:table-row>
        <table:table-row table:style-name="ro1">
          <table:table-cell/>
          <table:table-cell table:style-name="ce1" office:value-type="string">
            <text:p>Detection</text:p>
          </table:table-cell>
          <table:table-cell table:style-name="ce1" office:value-type="string">
            <text:p>Specialty Applications</text:p>
          </table:table-cell>
          <table:table-cell table:style-name="ce1" office:value-type="string">
            <text:p>SoundPro™ SE and DL 1/1 and 1/3 models</text:p>
          </table:table-cell>
        </table:table-row>
        <table:table-row table:style-name="ro1">
          <table:table-cell/>
          <table:table-cell table:style-name="ce1" office:value-type="string">
            <text:p>Detection</text:p>
          </table:table-cell>
          <table:table-cell table:style-name="ce1" office:value-type="string">
            <text:p>Specialty Applications</text:p>
          </table:table-cell>
          <table:table-cell table:style-name="ce1" office:value-type="string">
            <text:p>Includes Type 1 Meter and Test Tones Player</text:p>
          </table:table-cell>
        </table:table-row>
        <table:table-row table:style-name="ro1">
          <table:table-cell/>
          <table:table-cell table:style-name="ce1" office:value-type="string">
            <text:p>Detection</text:p>
          </table:table-cell>
          <table:table-cell table:style-name="ce1" office:value-type="string">
            <text:p>Specialty Applications</text:p>
          </table:table-cell>
          <table:table-cell table:style-name="ce1" office:value-type="string">
            <text:p>Includes Type 2 Meter and Test Tones Player</text:p>
          </table:table-cell>
        </table:table-row>
        <table:table-row table:style-name="ro1" table:number-rows-repeated="1048541">
          <table:table-cell table:number-columns-repeated="4"/>
        </table:table-row>
        <table:table-row table:style-name="ro1">
          <table:table-cell table:number-columns-repeated="4"/>
        </table:table-row>
      </table:table>
      <table:table table:name="Intro_Questions" table:style-name="ta3" table:print="false">
        <table:table-column table:style-name="co4" table:default-cell-style-name="ce1"/>
        <table:table-column table:style-name="co9" table:default-cell-style-name="Default"/>
        <table:table-column table:style-name="co10" table:default-cell-style-name="ce1"/>
        <table:table-column table:style-name="co11" table:default-cell-style-name="ce1"/>
        <table:table-column table:style-name="co12" table:default-cell-style-name="ce1"/>
        <table:table-column table:style-name="co4" table:number-columns-repeated="2" table:default-cell-style-name="ce1"/>
        <table:table-column table:style-name="co13" table:default-cell-style-name="Default"/>
        <table:table-column table:style-name="co4" table:number-columns-repeated="248" table:default-cell-style-name="Default"/>
        <table:table-row table:style-name="ro3">
          <table:table-cell office:value-type="string">
            <text:p>Page</text:p>
          </table:table-cell>
          <table:table-cell table:style-name="ce1" office:value-type="string">
            <text:p>Headline</text:p>
          </table:table-cell>
          <table:table-cell office:value-type="string">
            <text:p>Body Copy</text:p>
          </table:table-cell>
          <table:table-cell office:value-type="string">
            <text:p>Question</text:p>
          </table:table-cell>
          <table:table-cell office:value-type="string">
            <text:p>Body copy</text:p>
          </table:table-cell>
          <table:table-cell office:value-type="string">
            <text:p>Button 1</text:p>
          </table:table-cell>
          <table:table-cell office:value-type="string">
            <text:p>Button 2</text:p>
          </table:table-cell>
          <table:table-cell table:style-name="ce1" office:value-type="string">
            <text:p>Legal copy</text:p>
          </table:table-cell>
          <table:table-cell table:style-name="ce1" office:value-type="string">
            <text:p>Video Links</text:p>
          </table:table-cell>
          <table:table-cell table:number-columns-repeated="247"/>
        </table:table-row>
        <table:table-row table:style-name="ro4">
          <table:table-cell office:value-type="string">
            <text:p>Intro page</text:p>
          </table:table-cell>
          <table:table-cell table:style-name="ce1" office:value-type="string">
            <text:p>Getting Started</text:p>
          </table:table-cell>
          <table:table-cell office:value-type="string">
            <text:p>Complying with regulations, selecting appropriate protection and analyzing noise control options are all easier with 3M Detection Solutions instrumentation for exposure assessment, noise analysis and creating a hearing conservation program.</text:p>
            <text:p/>
            <text:p>This guide will help you select the right instrumentation for your assessment needs with confidence. Choose your application to begin.</text:p>
            <text:p/>
            <text:p>Questions? Contact your 3M Detection Solutions representative or 3M Technical Service at 800-245-0779.</text:p>
          </table:table-cell>
          <table:table-cell office:value-type="string">
            <text:p>Individual Assessment</text:p>
            <text:p/>
            <text:p>Task Based Assessment</text:p>
            <text:p/>
            <text:p>Noise Control Assessment</text:p>
            <text:p/>
            <text:p>Environmental Assessment</text:p>
            <text:p/>
            <text:p>Specialty Applications</text:p>
          </table:table-cell>
          <table:table-cell table:style-name="Default"/>
          <table:table-cell office:value-type="string">
            <text:p>Start</text:p>
          </table:table-cell>
          <table:table-cell office:value-type="string">
            <text:p>n/a</text:p>
          </table:table-cell>
          <table:table-cell table:style-name="ce1" office:value-type="string">
            <text:p>© 3M 2013. All rights reserved. 3M, NoisePro and SoundPro are trademarks of 3M. </text:p>
            <text:p>70-0716-2660-3 6.2013</text:p>
          </table:table-cell>
          <table:table-cell table:style-name="ce1" office:value-type="string">
            <text:p>Customer Testimonials</text:p>
            <text:p>Watch Video</text:p>
            <text:p>http://link.brightcove.com/services/player/bcpid2127401086001?bckey=AQ~~,AAABHqwijIE~,eE4mETXuXRVkuTP-Kx4o5VhzD5sp-6qo&amp;bclid=1894450151001&amp;bctid=1849635222001</text:p>
          </table:table-cell>
          <table:table-cell table:number-columns-repeated="247"/>
        </table:table-row>
        <table:table-row table:style-name="ro5">
          <table:table-cell office:value-type="string">
            <text:p>Section Lead Page</text:p>
          </table:table-cell>
          <table:table-cell table:style-name="ce1" office:value-type="string">
            <text:p>Individual Assessment</text:p>
          </table:table-cell>
          <table:table-cell office:value-type="string">
            <text:p>Monitor individual noise exposure levels to help ensure workers are wearing the correct hearing protection. The data collected will help you establish and manage your hearing conservation program.</text:p>
          </table:table-cell>
          <table:table-cell table:number-columns-repeated="2" office:value-type="string">
            <text:p>n/a</text:p>
          </table:table-cell>
          <table:table-cell office:value-type="string">
            <text:p>Start</text:p>
          </table:table-cell>
          <table:table-cell office:value-type="string">
            <text:p>n/a</text:p>
          </table:table-cell>
          <table:table-cell table:number-columns-repeated="249"/>
        </table:table-row>
        <table:table-row table:style-name="ro6">
          <table:table-cell office:value-type="string">
            <text:p>Question A</text:p>
          </table:table-cell>
          <table:table-cell/>
          <table:table-cell table:style-name="Default"/>
          <table:table-cell office:value-type="string">
            <text:p>Do you prefer a cable-free noise dosimeter?</text:p>
          </table:table-cell>
          <table:table-cell office:value-type="string">
            <text:p>Choose yes if you want a cable-free noise dosimeter clipped to the shoulder, or no if you want a belt-mounted noise dosimeter with the microphone clipped to the shoulder.</text:p>
          </table:table-cell>
          <table:table-cell office:value-type="string">
            <text:p>Yes</text:p>
          </table:table-cell>
          <table:table-cell office:value-type="string">
            <text:p>No</text:p>
          </table:table-cell>
          <table:table-cell table:number-columns-repeated="249"/>
        </table:table-row>
        <table:table-row table:style-name="ro7">
          <table:table-cell office:value-type="string">
            <text:p>Question B</text:p>
          </table:table-cell>
          <table:table-cell/>
          <table:table-cell office:value-type="string">
            <text:p>if answer to QA is yes...</text:p>
          </table:table-cell>
          <table:table-cell office:value-type="string">
            <text:p>Do you need your  dosimeter to be certified intrinsically safe?</text:p>
          </table:table-cell>
          <table:table-cell office:value-type="string">
            <text:p>Choose yes if you need to assess potentially hazardous environments such as mines, petrochemical sites and manufacturing facilities.</text:p>
          </table:table-cell>
          <table:table-cell office:value-type="string">
            <text:p>Yes</text:p>
          </table:table-cell>
          <table:table-cell office:value-type="string">
            <text:p>No</text:p>
          </table:table-cell>
          <table:table-cell table:number-columns-repeated="249"/>
        </table:table-row>
        <table:table-row table:style-name="ro8">
          <table:table-cell office:value-type="string">
            <text:p>Question C</text:p>
          </table:table-cell>
          <table:table-cell/>
          <table:table-cell office:value-type="string">
            <text:p>if answer to QA is no...</text:p>
          </table:table-cell>
          <table:table-cell office:value-type="string">
            <text:p>Do you need  data logging capability  for later analysis?</text:p>
          </table:table-cell>
          <table:table-cell office:value-type="string">
            <text:p>Choose yes if you want to retrieve, download, share and save instrument data with 3M™ Detection Management Software DMS.</text:p>
          </table:table-cell>
          <table:table-cell office:value-type="string">
            <text:p>Yes</text:p>
          </table:table-cell>
          <table:table-cell office:value-type="string">
            <text:p>No</text:p>
          </table:table-cell>
          <table:table-cell/>
          <table:table-cell table:style-name="ce1" office:value-type="string">
            <text:p>3M™ Detection Management </text:p>
            <text:p>Software DMS Overview</text:p>
            <text:p>Watch video</text:p>
            <text:p>http://link.brightcove.com/services/player/bcpid2127401086001?bckey=AQ~~,AAABHqwijIE~,eE4mETXuXRVkuTP-Kx4o5VhzD5sp-6qo&amp;bclid=1894450151001&amp;bctid=1891949260001</text:p>
          </table:table-cell>
          <table:table-cell table:number-columns-repeated="247"/>
        </table:table-row>
        <table:table-row table:style-name="ro9">
          <table:table-cell office:value-type="string">
            <text:p>Question D</text:p>
          </table:table-cell>
          <table:table-cell/>
          <table:table-cell office:value-type="string">
            <text:p>if answer to QC is yes...</text:p>
          </table:table-cell>
          <table:table-cell office:value-type="string">
            <text:p>Do you need to  simultaneously monitor against four industry standards?  </text:p>
          </table:table-cell>
          <table:table-cell office:value-type="string">
            <text:p>Choose 2 or 4, depending on how many independent dosimeters your application requires. This feature allows for simultaneous measurement within one instrument.</text:p>
          </table:table-cell>
          <table:table-cell table:style-name="ce3" office:value-type="float" office:value="2">
            <text:p>2</text:p>
          </table:table-cell>
          <table:table-cell table:style-name="ce3" office:value-type="float" office:value="4">
            <text:p>4</text:p>
          </table:table-cell>
          <table:table-cell table:number-columns-repeated="249"/>
        </table:table-row>
        <table:table-row table:style-name="ro10">
          <table:table-cell office:value-type="string">
            <text:p>Question E</text:p>
          </table:table-cell>
          <table:table-cell/>
          <table:table-cell office:value-type="string">
            <text:p>if answer to QD is 4...</text:p>
          </table:table-cell>
          <table:table-cell office:value-type="string">
            <text:p>Choose the  microphone type your application requires.</text:p>
          </table:table-cell>
          <table:table-cell office:value-type="string">
            <text:p>Choosing the accuracy of your microphone depends on your application and the regulations you need to meet. Type 1 microphones are more accurate as defined by ANSI and IEC standards. Type 2 microphones are general purpose and are usually used for basic noise survey applications.</text:p>
          </table:table-cell>
          <table:table-cell office:value-type="string">
            <text:p>Type 1</text:p>
          </table:table-cell>
          <table:table-cell office:value-type="string">
            <text:p>Type 2</text:p>
          </table:table-cell>
          <table:table-cell table:number-columns-repeated="249"/>
        </table:table-row>
        <table:table-row table:style-name="ro11">
          <table:table-cell office:value-type="string">
            <text:p>Question F</text:p>
          </table:table-cell>
          <table:table-cell/>
          <table:table-cell office:value-type="string">
            <text:p>if answer to QE is Type 1...</text:p>
          </table:table-cell>
          <table:table-cell table:style-name="Default" table:number-columns-repeated="4"/>
          <table:table-cell table:number-columns-repeated="249"/>
        </table:table-row>
      </table:table>
      <table:table table:name="Browse functionality" table:style-name="ta4" table:print="false">
        <table:table-column table:style-name="co4" table:default-cell-style-name="Default"/>
        <table:table-column table:style-name="co14" table:default-cell-style-name="Default"/>
        <table:table-column table:style-name="co15" table:default-cell-style-name="ce1"/>
        <table:table-column table:style-name="co16" table:default-cell-style-name="ce1"/>
        <table:table-column table:style-name="co4" table:number-columns-repeated="252" table:default-cell-style-name="Default"/>
        <table:table-row table:style-name="ro3">
          <table:table-cell table:style-name="ce4" office:value-type="string">
            <text:p>Level 1</text:p>
          </table:table-cell>
          <table:table-cell table:style-name="ce4" office:value-type="string">
            <text:p>Level 2</text:p>
          </table:table-cell>
          <table:table-cell table:style-name="ce4" office:value-type="string">
            <text:p>Level 3</text:p>
          </table:table-cell>
          <table:table-cell table:style-name="ce4" office:value-type="string">
            <text:p>Level 4</text:p>
          </table:table-cell>
          <table:table-cell table:style-name="ce4" table:number-columns-repeated="16"/>
          <table:table-cell table:number-columns-repeated="236"/>
        </table:table-row>
        <table:table-row table:style-name="ro3">
          <table:table-cell table:style-name="ce1" office:value-type="string">
            <text:p>Detection</text:p>
          </table:table-cell>
          <table:table-cell table:style-name="ce1" office:value-type="string">
            <text:p>Edge</text:p>
          </table:table-cell>
          <table:table-cell office:value-type="string">
            <text:p>Edge eg4</text:p>
          </table:table-cell>
          <table:table-cell office:value-type="string">
            <text:p>n/a</text:p>
          </table:table-cell>
          <table:table-cell table:number-columns-repeated="252"/>
        </table:table-row>
        <table:table-row table:style-name="ro3">
          <table:table-cell table:number-columns-repeated="2"/>
          <table:table-cell office:value-type="string">
            <text:p>Edge eg5</text:p>
          </table:table-cell>
          <table:table-cell office:value-type="string">
            <text:p>n/a</text:p>
          </table:table-cell>
          <table:table-cell table:number-columns-repeated="252"/>
        </table:table-row>
        <table:table-row table:style-name="ro11">
          <table:table-cell/>
          <table:table-cell table:style-name="ce1" office:value-type="string">
            <text:p>NoisePro™ Dosimeter</text:p>
          </table:table-cell>
          <table:table-cell office:value-type="string">
            <text:p>NoisePro™</text:p>
          </table:table-cell>
          <table:table-cell office:value-type="string">
            <text:p>n/a</text:p>
          </table:table-cell>
          <table:table-cell table:number-columns-repeated="252"/>
        </table:table-row>
        <table:table-row table:style-name="ro3">
          <table:table-cell table:number-columns-repeated="2"/>
          <table:table-cell office:value-type="string">
            <text:p>NoisePro™ DL</text:p>
          </table:table-cell>
          <table:table-cell office:value-type="string">
            <text:p>n/a</text:p>
          </table:table-cell>
          <table:table-cell table:number-columns-repeated="252"/>
        </table:table-row>
        <table:table-row table:style-name="ro3">
          <table:table-cell table:number-columns-repeated="2"/>
          <table:table-cell office:value-type="string">
            <text:p>NoisePro™ DLX</text:p>
          </table:table-cell>
          <table:table-cell office:value-type="string">
            <text:p>n/a</text:p>
          </table:table-cell>
          <table:table-cell table:number-columns-repeated="252"/>
        </table:table-row>
        <table:table-row table:style-name="ro3">
          <table:table-cell table:number-columns-repeated="2"/>
          <table:table-cell office:value-type="string">
            <text:p>NoisePro™ DLX-1</text:p>
          </table:table-cell>
          <table:table-cell office:value-type="string">
            <text:p>n/a</text:p>
          </table:table-cell>
          <table:table-cell table:number-columns-repeated="252"/>
        </table:table-row>
        <table:table-row table:style-name="ro11">
          <table:table-cell/>
          <table:table-cell table:style-name="ce1" office:value-type="string">
            <text:p>Sound Detector SD-200</text:p>
          </table:table-cell>
          <table:table-cell office:value-type="string">
            <text:p>Sound Detector SD-0,200</text:p>
          </table:table-cell>
          <table:table-cell office:value-type="string">
            <text:p>n/a</text:p>
          </table:table-cell>
          <table:table-cell table:number-columns-repeated="252"/>
        </table:table-row>
        <table:table-row table:style-name="ro11">
          <table:table-cell/>
          <table:table-cell table:style-name="ce1" office:value-type="string">
            <text:p>Sound Examiner</text:p>
          </table:table-cell>
          <table:table-cell office:value-type="string">
            <text:p>Sound Examiner SE-0,402</text:p>
          </table:table-cell>
          <table:table-cell office:value-type="string">
            <text:p>n/a</text:p>
          </table:table-cell>
          <table:table-cell table:number-columns-repeated="252"/>
        </table:table-row>
        <table:table-row table:style-name="ro11">
          <table:table-cell table:number-columns-repeated="2"/>
          <table:table-cell office:value-type="string">
            <text:p>Sound Examiner SE-402-R</text:p>
          </table:table-cell>
          <table:table-cell office:value-type="string">
            <text:p>n/a</text:p>
          </table:table-cell>
          <table:table-cell table:number-columns-repeated="252"/>
        </table:table-row>
        <table:table-row table:style-name="ro11">
          <table:table-cell table:number-columns-repeated="2"/>
          <table:table-cell office:value-type="string">
            <text:p>Sound Examiner SE-401 IS</text:p>
          </table:table-cell>
          <table:table-cell office:value-type="string">
            <text:p>n/a</text:p>
          </table:table-cell>
          <table:table-cell table:number-columns-repeated="252"/>
        </table:table-row>
        <table:table-row table:style-name="ro11">
          <table:table-cell table:number-columns-repeated="2"/>
          <table:table-cell office:value-type="string">
            <text:p>Sound Examiner SE-402 IS</text:p>
          </table:table-cell>
          <table:table-cell office:value-type="string">
            <text:p>n/a</text:p>
          </table:table-cell>
          <table:table-cell table:number-columns-repeated="252"/>
        </table:table-row>
        <table:table-row table:style-name="ro11">
          <table:table-cell/>
          <table:table-cell table:style-name="ce1" office:value-type="string">
            <text:p>SoundPro™ Sound Level Meter</text:p>
          </table:table-cell>
          <table:table-cell office:value-type="string">
            <text:p>SoundPro™ DL</text:p>
          </table:table-cell>
          <table:table-cell office:value-type="string">
            <text:p>SoundPro™ DL-2-1/1</text:p>
          </table:table-cell>
          <table:table-cell table:number-columns-repeated="252"/>
        </table:table-row>
        <table:table-row table:style-name="ro11">
          <table:table-cell table:number-columns-repeated="2"/>
          <table:table-cell table:style-name="Default"/>
          <table:table-cell office:value-type="string">
            <text:p>SoundPro™ DL-2-1/3</text:p>
          </table:table-cell>
          <table:table-cell table:number-columns-repeated="252"/>
        </table:table-row>
        <table:table-row table:style-name="ro11">
          <table:table-cell table:number-columns-repeated="2"/>
          <table:table-cell table:style-name="Default"/>
          <table:table-cell office:value-type="string">
            <text:p>SoundPro™ DL-1-1/1</text:p>
          </table:table-cell>
          <table:table-cell table:number-columns-repeated="252"/>
        </table:table-row>
        <table:table-row table:style-name="ro11">
          <table:table-cell table:number-columns-repeated="2"/>
          <table:table-cell table:style-name="Default"/>
          <table:table-cell office:value-type="string">
            <text:p>SoundPro™ DL-1-1/3</text:p>
          </table:table-cell>
          <table:table-cell table:number-columns-repeated="252"/>
        </table:table-row>
        <table:table-row table:style-name="ro11">
          <table:table-cell table:number-columns-repeated="2"/>
          <table:table-cell office:value-type="string">
            <text:p>SoundPro™ SP-SE</text:p>
          </table:table-cell>
          <table:table-cell office:value-type="string">
            <text:p>SoundPro™ SP-SE-2-1/1</text:p>
          </table:table-cell>
          <table:table-cell table:number-columns-repeated="252"/>
        </table:table-row>
        <table:table-row table:style-name="ro11">
          <table:table-cell table:number-columns-repeated="2"/>
          <table:table-cell table:style-name="Default"/>
          <table:table-cell office:value-type="string">
            <text:p>SoundPro™ SP-SE-2-1/3</text:p>
          </table:table-cell>
          <table:table-cell table:number-columns-repeated="252"/>
        </table:table-row>
        <table:table-row table:style-name="ro11">
          <table:table-cell table:number-columns-repeated="2"/>
          <table:table-cell table:style-name="Default"/>
          <table:table-cell office:value-type="string">
            <text:p>SoundPro™ SP-SE-1-1/1</text:p>
          </table:table-cell>
          <table:table-cell table:number-columns-repeated="252"/>
        </table:table-row>
        <table:table-row table:style-name="ro11">
          <table:table-cell table:number-columns-repeated="2"/>
          <table:table-cell table:style-name="Default"/>
          <table:table-cell office:value-type="string">
            <text:p>SoundPro™ SP-SE-1-1/3</text:p>
          </table:table-cell>
          <table:table-cell table:number-columns-repeated="252"/>
        </table:table-row>
        <table:table-row table:style-name="ro11">
          <table:table-cell table:number-columns-repeated="2"/>
          <table:table-cell office:value-type="string">
            <text:p>SoundPro™ SP-DL</text:p>
          </table:table-cell>
          <table:table-cell office:value-type="string">
            <text:p>SoundPro™ SP-DL-2-1/1</text:p>
          </table:table-cell>
          <table:table-cell table:number-columns-repeated="252"/>
        </table:table-row>
        <table:table-row table:style-name="ro11">
          <table:table-cell table:number-columns-repeated="2"/>
          <table:table-cell table:style-name="Default"/>
          <table:table-cell office:value-type="string">
            <text:p>SoundPro™ SP-DL-2-1/3</text:p>
          </table:table-cell>
          <table:table-cell table:number-columns-repeated="252"/>
        </table:table-row>
        <table:table-row table:style-name="ro11">
          <table:table-cell/>
          <table:table-cell table:style-name="ce1"/>
          <table:table-cell/>
          <table:table-cell office:value-type="string">
            <text:p>SoundPro™ SP-DL-1-1/1</text:p>
          </table:table-cell>
          <table:table-cell table:number-columns-repeated="252"/>
        </table:table-row>
        <table:table-row table:style-name="ro11">
          <table:table-cell/>
          <table:table-cell table:style-name="ce1"/>
          <table:table-cell/>
          <table:table-cell office:value-type="string">
            <text:p>SoundPro™ SP-DL-1-1/3</text:p>
          </table:table-cell>
          <table:table-cell table:number-columns-repeated="252"/>
        </table:table-row>
        <table:table-row table:style-name="ro11">
          <table:table-cell table:number-columns-repeated="2"/>
          <table:table-cell office:value-type="string">
            <text:p>SoundPro™ SP-SE</text:p>
          </table:table-cell>
          <table:table-cell office:value-type="string">
            <text:p>SoundPro™ SP-SE-2-1/1</text:p>
          </table:table-cell>
          <table:table-cell table:number-columns-repeated="252"/>
        </table:table-row>
        <table:table-row table:style-name="ro11">
          <table:table-cell table:number-columns-repeated="2"/>
          <table:table-cell table:style-name="Default"/>
          <table:table-cell office:value-type="string">
            <text:p>SoundPro™ SP-SE-1-1/1</text:p>
          </table:table-cell>
          <table:table-cell table:number-columns-repeated="252"/>
        </table:table-row>
        <table:table-row table:style-name="ro11">
          <table:table-cell table:number-columns-repeated="2"/>
          <table:table-cell table:style-name="Default"/>
          <table:table-cell office:value-type="string">
            <text:p>SoundPro™ SP-SE-1-1/3</text:p>
          </table:table-cell>
          <table:table-cell table:number-columns-repeated="252"/>
        </table:table-row>
        <table:table-row table:style-name="ro11">
          <table:table-cell table:number-columns-repeated="2"/>
          <table:table-cell table:style-name="Default"/>
          <table:table-cell office:value-type="string">
            <text:p>SoundPro™ SP-SE-2-1/3</text:p>
          </table:table-cell>
          <table:table-cell table:number-columns-repeated="252"/>
        </table:table-row>
        <table:table-row table:style-name="ro13">
          <table:table-cell table:number-columns-repeated="2"/>
          <table:table-cell office:value-type="string">
            <text:p>Reverberation Option for SoundPro™</text:p>
          </table:table-cell>
          <table:table-cell office:value-type="string">
            <text:p>Reverberation Option for SoundPro™ </text:p>
          </table:table-cell>
          <table:table-cell table:number-columns-repeated="252"/>
        </table:table-row>
        <table:table-row table:style-name="ro13">
          <table:table-cell/>
          <table:table-cell table:style-name="ce1" office:value-type="string">
            <text:p>Verifier</text:p>
          </table:table-cell>
          <table:table-cell office:value-type="string">
            <text:p>Verifier Type 1 STI-PA Meter Verifier-1K</text:p>
          </table:table-cell>
          <table:table-cell office:value-type="string">
            <text:p>n/a</text:p>
          </table:table-cell>
          <table:table-cell table:number-columns-repeated="252"/>
        </table:table-row>
        <table:table-row table:style-name="ro13">
          <table:table-cell table:number-columns-repeated="2"/>
          <table:table-cell office:value-type="string">
            <text:p>Verifier Type 2 STI-PA Meter Verifier-2K</text:p>
          </table:table-cell>
          <table:table-cell office:value-type="string">
            <text:p>n/a</text:p>
          </table:table-cell>
          <table:table-cell table:number-columns-repeated="25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2">00/00/0000</text:date>, <text:time style:data-style-name="N2" text:time-value="0000-00-00T10:00:55">?</text:time></text:p>
        </style:region-right>
      </style:header>
      <style:header-left style:display="false"/>
      <style:footer>
        <text:p>Page <text:page-number>1</text:page-number> / <text:page-count>99</text:page-count></text:p>
      </style:footer>
      <style:footer-left style:display="false"/>
    </style:master-page>
    <style:master-page style:name="PageStyle_5f_Products" style:display-name="PageStyle_Products" style:page-layout-name="Mpm3">
      <style:header style:display="false"/>
      <style:header-left style:display="false"/>
      <style:footer style:display="false"/>
      <style:footer-left style:display="false"/>
    </style:master-page>
    <style:master-page style:name="PageStyle_5f_Intro_5f_Questions" style:display-name="PageStyle_Intro_Questions" style:page-layout-name="Mpm3">
      <style:header style:display="false"/>
      <style:header-left style:display="false"/>
      <style:footer style:display="false"/>
      <style:footer-left style:display="false"/>
    </style:master-page>
    <style:master-page style:name="PageStyle_5f_Browse_20_functionality" style:display-name="PageStyle_Browse functionalit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22T10:04:21</dc:date>
    <dc:creator>bryan </dc:creator>
    <meta:editing-duration>P0D</meta:editing-duration>
    <meta:editing-cycles>3</meta:editing-cycles>
    <meta:generator>LibreOffice/3.6$Linux_X86_64 LibreOffice_project/e29a214-2bbed72-0621de6-a97528c-8f066d</meta:generator>
    <meta:document-statistic meta:table-count="4" meta:cell-count="406" meta:object-count="0"/>
  </office:meta>
</office:document-meta>
</file>